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Loma1" svg:font-family="Loma" style:font-pitch="variable"/>
    <style:font-face style:name="Loma" svg:font-family="Loma" style:font-adornments="Boo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justify" style:justify-single-word="false"/>
      <style:text-properties style:use-window-font-color="true" style:font-name="Loma1" fo:font-weight="normal" style:font-weight-asian="normal" style:font-weight-complex="normal"/>
    </style:style>
    <style:style style:name="P3" style:family="paragraph" style:parent-style-name="Standard">
      <style:paragraph-properties fo:text-align="center" style:justify-single-word="false"/>
      <style:text-properties style:font-name="Liberation Sans" fo:font-size="18pt" fo:font-weight="bold" style:font-size-asian="18pt" style:font-weight-asian="bold" style:font-size-complex="18pt" style:font-weight-complex="bold"/>
    </style:style>
    <style:style style:name="P4" style:family="paragraph" style:parent-style-name="Standard">
      <style:paragraph-properties fo:margin-left="0in" fo:margin-right="0in" fo:text-align="justify" style:justify-single-word="false" fo:text-indent="0in" style:auto-text-indent="false"/>
      <style:text-properties style:use-window-font-color="true" style:font-name="Loma1" fo:font-weight="normal" style:font-weight-asian="normal" style:font-weight-complex="normal"/>
    </style:style>
    <style:style style:name="P5" style:family="paragraph" style:parent-style-name="Standard">
      <style:paragraph-properties fo:margin-left="0in" fo:margin-right="0in" fo:text-align="justify" style:justify-single-word="false" fo:text-indent="0in" style:auto-text-indent="false"/>
      <style:text-properties style:use-window-font-color="true" style:font-name="Loma1" fo:font-weight="bold" style:font-weight-asian="bold" style:font-weight-complex="bold"/>
    </style:style>
    <style:style style:name="P6" style:family="paragraph" style:parent-style-name="Standard">
      <style:paragraph-properties fo:margin-left="0in" fo:margin-right="0in" fo:text-align="justify" style:justify-single-word="false" fo:text-indent="-0.25in" style:auto-text-indent="false"/>
      <style:text-properties style:use-window-font-color="true" style:font-name="Loma1" fo:font-weight="normal" style:font-weight-asian="normal" style:font-weight-complex="normal"/>
    </style:style>
    <style:style style:name="P7" style:family="paragraph" style:parent-style-name="Text_20_body">
      <style:text-properties fo:font-weight="normal" style:font-weight-asian="normal" style:font-weight-complex="normal"/>
    </style:style>
    <style:style style:name="P8" style:family="paragraph" style:parent-style-name="Text_20_body">
      <style:text-properties style:use-window-font-color="true" style:font-name="Loma1" fo:font-weight="normal" style:font-weight-asian="normal" style:font-weight-complex="normal"/>
    </style:style>
    <style:style style:name="P9" style:family="paragraph" style:parent-style-name="Contents_20_1">
      <style:paragraph-properties>
        <style:tab-stops>
          <style:tab-stop style:position="6.9252in" style:type="right" style:leader-style="dotted" style:leader-text="."/>
        </style:tab-stops>
      </style:paragraph-properties>
    </style:style>
    <style:style style:name="P10" style:family="paragraph" style:parent-style-name="Contents_20_3">
      <style:paragraph-properties>
        <style:tab-stops>
          <style:tab-stop style:position="6.5319in" style:type="right" style:leader-style="dotted" style:leader-text="."/>
        </style:tab-stops>
      </style:paragraph-properties>
    </style:style>
    <style:style style:name="P11" style:family="paragraph" style:parent-style-name="Contents_20_2">
      <style:paragraph-properties>
        <style:tab-stops>
          <style:tab-stop style:position="6.7283in" style:type="right" style:leader-style="dotted" style:leader-text="."/>
        </style:tab-stops>
      </style:paragraph-properties>
    </style:style>
    <style:style style:name="P12" style:family="paragraph" style:parent-style-name="Standard" style:list-style-name="L1">
      <style:paragraph-properties fo:text-align="justify" style:justify-single-word="false"/>
      <style:text-properties style:use-window-font-color="true" style:font-name="Loma1" fo:font-weight="normal" style:font-weight-asian="normal" style:font-weight-complex="normal"/>
    </style:style>
    <style:style style:name="P13" style:family="paragraph" style:parent-style-name="Standard" style:list-style-name="L1">
      <style:paragraph-properties fo:margin-left="0in" fo:margin-right="0in" fo:text-align="justify" style:justify-single-word="false" fo:text-indent="-0.25in" style:auto-text-indent="false"/>
      <style:text-properties style:use-window-font-color="true" style:font-name="Loma1" fo:font-weight="normal" style:font-weight-asian="normal" style:font-weight-complex="normal"/>
    </style:style>
    <style:style style:name="P14" style:family="paragraph" style:parent-style-name="Standard" style:list-style-name="L1">
      <style:paragraph-properties fo:margin-left="0in" fo:margin-right="0in" fo:text-align="justify" style:justify-single-word="false" fo:text-indent="-0.25in" style:auto-text-indent="false"/>
      <style:text-properties style:use-window-font-color="true" style:font-name="Loma1" fo:font-weight="normal" officeooo:rsid="001d576d" officeooo:paragraph-rsid="0020dd1e" style:font-weight-asian="normal" style:font-weight-complex="normal"/>
    </style:style>
    <style:style style:name="P15" style:family="paragraph" style:parent-style-name="Standard" style:list-style-name="L1">
      <style:paragraph-properties fo:margin-left="0in" fo:margin-right="0in" fo:text-align="justify" style:justify-single-word="false" fo:text-indent="-0.25in" style:auto-text-indent="false"/>
      <style:text-properties style:use-window-font-color="true" style:font-name="Loma1" fo:font-weight="normal" officeooo:rsid="001d576d" officeooo:paragraph-rsid="0024b866" style:font-weight-asian="normal" style:font-weight-complex="normal"/>
    </style:style>
    <style:style style:name="P16" style:family="paragraph" style:parent-style-name="Standard" style:list-style-name="L1">
      <style:paragraph-properties fo:margin-left="0in" fo:margin-right="0in" fo:text-align="justify" style:justify-single-word="false" fo:text-indent="-0.25in" style:auto-text-indent="false"/>
      <style:text-properties style:use-window-font-color="true" style:font-name="Loma1" fo:font-weight="normal" officeooo:rsid="0031fd36" officeooo:paragraph-rsid="0032be07" style:font-weight-asian="normal" style:font-weight-complex="normal"/>
    </style:style>
    <style:style style:name="P17" style:family="paragraph" style:parent-style-name="Standard">
      <style:paragraph-properties fo:margin-left="0in" fo:margin-right="0in" fo:text-align="justify" style:justify-single-word="false" fo:text-indent="-0.25in" style:auto-text-indent="false"/>
      <style:text-properties style:use-window-font-color="true" style:font-name="Loma1" fo:font-weight="normal" officeooo:rsid="0035db5f" officeooo:paragraph-rsid="0036afbd" style:font-weight-asian="normal" style:font-weight-complex="normal"/>
    </style:style>
    <style:style style:name="P18" style:family="paragraph" style:parent-style-name="Standard" style:list-style-name="L1">
      <style:paragraph-properties fo:margin-left="0in" fo:margin-right="0in" fo:text-align="justify" style:justify-single-word="false" fo:text-indent="0in" style:auto-text-indent="false"/>
    </style:style>
    <style:style style:name="P19" style:family="paragraph" style:parent-style-name="Standard" style:list-style-name="L2">
      <style:paragraph-properties fo:margin-left="0in" fo:margin-right="0in" fo:text-align="start" style:justify-single-word="false" fo:text-indent="0in" style:auto-text-indent="false"/>
    </style:style>
    <style:style style:name="P20" style:family="paragraph" style:parent-style-name="Standard" style:list-style-name="L3">
      <style:paragraph-properties fo:margin-left="0in" fo:margin-right="0in" fo:text-align="start" style:justify-single-word="false" fo:text-indent="0in" style:auto-text-indent="false"/>
      <style:text-properties style:use-window-font-color="true" style:font-name="Loma1" fo:font-weight="normal" style:font-weight-asian="normal" style:font-weight-complex="normal"/>
    </style:style>
    <style:style style:name="P21" style:family="paragraph" style:parent-style-name="Standard">
      <style:paragraph-properties fo:margin-left="0in" fo:margin-right="0in" fo:text-align="justify" style:justify-single-word="false" fo:text-indent="0in" style:auto-text-indent="false"/>
      <style:text-properties style:use-window-font-color="true" style:font-name="Loma1" fo:font-weight="normal" officeooo:paragraph-rsid="001bc3c3" style:font-weight-asian="normal" style:font-weight-complex="normal"/>
    </style:style>
    <style:style style:name="P22" style:family="paragraph" style:parent-style-name="Standard">
      <style:paragraph-properties fo:margin-left="0in" fo:margin-right="0in" fo:text-align="justify" style:justify-single-word="false" fo:text-indent="0in" style:auto-text-indent="false"/>
      <style:text-properties style:use-window-font-color="true" style:font-name="Loma1" fo:font-weight="normal" officeooo:paragraph-rsid="004b1f34" style:font-weight-asian="normal" style:font-weight-complex="normal"/>
    </style:style>
    <style:style style:name="P23" style:family="paragraph" style:parent-style-name="Text_20_body" style:list-style-name="L4"/>
    <style:style style:name="P24" style:family="paragraph" style:parent-style-name="Text_20_body" style:list-style-name="L4">
      <style:text-properties style:use-window-font-color="true" style:font-name="Loma1" fo:font-weight="bold" style:font-weight-asian="bold" style:font-weight-complex="bold"/>
    </style:style>
    <style:style style:name="P25" style:family="paragraph" style:parent-style-name="Text_20_body" style:list-style-name="L5">
      <style:text-properties style:use-window-font-color="true" style:font-name="Loma1" fo:font-weight="normal" style:font-weight-asian="normal" style:font-weight-complex="normal"/>
    </style:style>
    <style:style style:name="P26" style:family="paragraph" style:parent-style-name="Text_20_body" style:list-style-name="L5">
      <style:text-properties style:use-window-font-color="true" style:font-name="Loma1" fo:font-weight="normal" officeooo:paragraph-rsid="005d81de" style:font-weight-asian="normal" style:font-weight-complex="normal"/>
    </style:style>
    <style:style style:name="P27" style:family="paragraph" style:parent-style-name="Text_20_body">
      <style:text-properties style:use-window-font-color="true" style:font-name="Loma1" fo:font-weight="normal" officeooo:paragraph-rsid="0054ef6c" style:font-weight-asian="normal" style:font-weight-complex="normal"/>
    </style:style>
    <style:style style:name="P28" style:family="paragraph" style:parent-style-name="Text_20_body">
      <style:text-properties fo:font-weight="normal" style:font-weight-asian="normal" style:font-weight-complex="normal"/>
    </style:style>
    <style:style style:name="P29" style:family="paragraph" style:parent-style-name="Text_20_body">
      <style:text-properties officeooo:rsid="00591ac4" officeooo:paragraph-rsid="00591ac4"/>
    </style:style>
    <style:style style:name="P30" style:family="paragraph" style:parent-style-name="Heading_20_1">
      <style:text-properties style:use-window-font-color="true" style:font-name="Loma1"/>
    </style:style>
    <style:style style:name="P31" style:family="paragraph" style:parent-style-name="Heading_20_2">
      <style:text-properties fo:font-weight="normal" style:font-weight-asian="normal" style:font-weight-complex="normal"/>
    </style:style>
    <style:style style:name="P32" style:family="paragraph" style:parent-style-name="Heading_20_2">
      <style:text-properties style:use-window-font-color="true" style:font-name="Loma1" fo:font-weight="normal" style:font-weight-asian="normal" style:font-weight-complex="normal"/>
    </style:style>
    <style:style style:name="P33" style:family="paragraph" style:parent-style-name="Heading_20_2">
      <style:text-properties officeooo:paragraph-rsid="0020dd1e"/>
    </style:style>
    <style:style style:name="P34" style:family="paragraph" style:parent-style-name="Heading_20_2">
      <style:paragraph-properties fo:margin-top="0.1665in" fo:margin-bottom="0.0835in" style:contextual-spacing="false" fo:keep-with-next="always"/>
      <style:text-properties style:font-name="Liberation Sans" style:font-name-asian="WenQuanYi Micro Hei" style:font-name-complex="Lohit Hindi"/>
    </style:style>
    <style:style style:name="P35" style:family="paragraph" style:parent-style-name="Heading_20_3">
      <style:text-properties style:use-window-font-color="true" style:font-name="Loma1" fo:font-weight="normal" style:font-weight-asian="normal" style:font-weight-complex="normal"/>
    </style:style>
    <style:style style:name="P36" style:family="paragraph" style:parent-style-name="Heading_20_3">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36afbd" style:font-weight-asian="bold" style:font-weight-complex="bold"/>
    </style:style>
    <style:style style:name="T3" style:family="text">
      <style:text-properties style:use-window-font-color="true" style:font-name="Loma1"/>
    </style:style>
    <style:style style:name="T4" style:family="text">
      <style:text-properties style:use-window-font-color="true" style:font-name="Loma1" fo:font-weight="normal" style:font-weight-asian="normal" style:font-weight-complex="normal"/>
    </style:style>
    <style:style style:name="T5" style:family="text">
      <style:text-properties style:use-window-font-color="true" style:font-name="Loma1" fo:font-weight="normal" officeooo:rsid="0044f712" style:font-weight-asian="normal" style:font-weight-complex="normal"/>
    </style:style>
    <style:style style:name="T6" style:family="text">
      <style:text-properties style:use-window-font-color="true" style:font-name="Loma1" fo:font-weight="normal" officeooo:rsid="005028e5" style:font-weight-asian="normal" style:font-weight-complex="normal"/>
    </style:style>
    <style:style style:name="T7" style:family="text">
      <style:text-properties style:use-window-font-color="true" style:font-name="Loma1" fo:font-weight="normal" officeooo:rsid="0057d0c7" style:font-weight-asian="normal" style:font-weight-complex="normal"/>
    </style:style>
    <style:style style:name="T8" style:family="text">
      <style:text-properties style:use-window-font-color="true" style:font-name="Loma1" fo:font-weight="normal" officeooo:rsid="005af532" style:font-weight-asian="normal" style:font-weight-complex="normal"/>
    </style:style>
    <style:style style:name="T9" style:family="text">
      <style:text-properties style:use-window-font-color="true" style:font-name="Loma1" fo:font-weight="normal" officeooo:rsid="005c186d" style:font-weight-asian="normal" style:font-weight-complex="normal"/>
    </style:style>
    <style:style style:name="T10" style:family="text">
      <style:text-properties style:use-window-font-color="true" style:font-name="Loma1" fo:font-weight="bold" style:font-weight-asian="bold" style:font-weight-complex="bold"/>
    </style:style>
    <style:style style:name="T11" style:family="text">
      <style:text-properties style:use-window-font-color="true" style:font-name="Loma1" officeooo:rsid="001145d0"/>
    </style:style>
    <style:style style:name="T12" style:family="text">
      <style:text-properties style:use-window-font-color="true" style:font-name="Loma1" officeooo:rsid="0013c8a8"/>
    </style:style>
    <style:style style:name="T13" style:family="text">
      <style:text-properties style:use-window-font-color="true" style:font-name="Loma1" officeooo:rsid="001450fb"/>
    </style:style>
    <style:style style:name="T14" style:family="text">
      <style:text-properties style:use-window-font-color="true" style:font-name="Loma1" officeooo:rsid="001491cb"/>
    </style:style>
    <style:style style:name="T15" style:family="text">
      <style:text-properties fo:font-weight="normal" style:font-weight-asian="normal" style:font-weight-complex="normal"/>
    </style:style>
    <style:style style:name="T16" style:family="text">
      <style:text-properties fo:font-weight="normal" officeooo:rsid="0015f80a" style:font-weight-asian="normal" style:font-weight-complex="normal"/>
    </style:style>
    <style:style style:name="T17" style:family="text">
      <style:text-properties fo:font-weight="normal" officeooo:rsid="0017615e" style:font-weight-asian="normal" style:font-weight-complex="normal"/>
    </style:style>
    <style:style style:name="T18" style:family="text">
      <style:text-properties fo:font-weight="normal" officeooo:rsid="0018b20a" style:font-weight-asian="normal" style:font-weight-complex="normal"/>
    </style:style>
    <style:style style:name="T19" style:family="text">
      <style:text-properties fo:font-weight="normal" officeooo:rsid="001a50f5" style:font-weight-asian="normal" style:font-weight-complex="normal"/>
    </style:style>
    <style:style style:name="T20" style:family="text">
      <style:text-properties officeooo:rsid="00096d6b"/>
    </style:style>
    <style:style style:name="T21" style:family="text">
      <style:text-properties officeooo:rsid="000d32a3"/>
    </style:style>
    <style:style style:name="T22" style:family="text">
      <style:text-properties officeooo:rsid="000d6070"/>
    </style:style>
    <style:style style:name="T23" style:family="text">
      <style:text-properties officeooo:rsid="000e49d1"/>
    </style:style>
    <style:style style:name="T24" style:family="text">
      <style:text-properties officeooo:rsid="000f52a3"/>
    </style:style>
    <style:style style:name="T25" style:family="text">
      <style:text-properties officeooo:rsid="0010d141"/>
    </style:style>
    <style:style style:name="T26" style:family="text">
      <style:text-properties officeooo:rsid="0015e79d"/>
    </style:style>
    <style:style style:name="T27" style:family="text">
      <style:text-properties officeooo:rsid="001bc3c3"/>
    </style:style>
    <style:style style:name="T28" style:family="text">
      <style:text-properties fo:font-size="16pt" fo:font-style="normal" style:font-name-asian="WenQuanYi Micro Hei" style:font-size-asian="14pt" style:font-style-asian="italic" style:font-name-complex="Lohit Hindi" style:font-size-complex="16pt" style:font-style-complex="normal"/>
    </style:style>
    <style:style style:name="T29" style:family="text">
      <style:text-properties officeooo:rsid="0020dd1e"/>
    </style:style>
    <style:style style:name="T30" style:family="text">
      <style:text-properties officeooo:rsid="00259786"/>
    </style:style>
    <style:style style:name="T31" style:family="text">
      <style:text-properties officeooo:rsid="002e3898"/>
    </style:style>
    <style:style style:name="T32" style:family="text">
      <style:text-properties officeooo:rsid="002f80c2"/>
    </style:style>
    <style:style style:name="T33" style:family="text">
      <style:text-properties officeooo:rsid="00301173"/>
    </style:style>
    <style:style style:name="T34" style:family="text">
      <style:text-properties officeooo:rsid="0032be07"/>
    </style:style>
    <style:style style:name="T35" style:family="text">
      <style:text-properties officeooo:rsid="0036afbd"/>
    </style:style>
    <style:style style:name="T36" style:family="text">
      <style:text-properties officeooo:rsid="00472e87"/>
    </style:style>
    <style:style style:name="T37" style:family="text">
      <style:text-properties officeooo:rsid="004ee384"/>
    </style:style>
    <style:style style:name="T38" style:family="text">
      <style:text-properties officeooo:rsid="005096a6"/>
    </style:style>
    <style:style style:name="T39" style:family="text">
      <style:text-properties officeooo:rsid="005126e4"/>
    </style:style>
    <style:style style:name="T40" style:family="text">
      <style:text-properties officeooo:rsid="005213a4"/>
    </style:style>
    <style:style style:name="T41" style:family="text">
      <style:text-properties officeooo:rsid="005451e6"/>
    </style:style>
    <style:style style:name="T42" style:family="text">
      <style:text-properties officeooo:rsid="0054ef6c"/>
    </style:style>
    <style:style style:name="T43" style:family="text">
      <style:text-properties officeooo:rsid="00550eb0"/>
    </style:style>
    <style:style style:name="T44" style:family="text">
      <style:text-properties officeooo:rsid="00555040"/>
    </style:style>
    <style:style style:name="T45" style:family="text">
      <style:text-properties officeooo:rsid="005d81de"/>
    </style:style>
    <style:style style:name="T46" style:family="text">
      <style:text-properties officeooo:rsid="006250c7"/>
    </style:style>
    <style:style style:name="T47" style:family="text">
      <style:text-properties officeooo:rsid="0062fb68"/>
    </style:style>
    <style:style style:name="T48" style:family="text">
      <style:text-properties officeooo:rsid="0064129e"/>
    </style:style>
    <style:style style:name="T49" style:family="text">
      <style:text-properties officeooo:rsid="0065b0ce"/>
    </style:style>
    <style:style style:name="T50" style:family="text">
      <style:text-properties officeooo:rsid="0065e772"/>
    </style:style>
    <style:style style:name="T51" style:family="text">
      <style:text-properties officeooo:rsid="006644c0"/>
    </style:style>
    <style:style style:name="T52" style:family="text">
      <style:text-properties officeooo:rsid="0067d866"/>
    </style:style>
    <style:style style:name="T53" style:family="text">
      <style:text-properties officeooo:rsid="00696b78"/>
    </style:style>
    <style:style style:name="T54" style:family="text">
      <style:text-properties officeooo:rsid="006acbea"/>
    </style:style>
    <style:style style:name="T55" style:family="text">
      <style:text-properties officeooo:rsid="006b6fd7"/>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start text:name="__RefHeading__1553_2128099895"/>Home Coop:<text:bookmark-end text:name="__RefHeading__1553_2128099895"/></text:p>
      <text:p text:style-name="P3"><text:bookmark-start text:name="__RefHeading__1555_2128099895"/>Tiny Local Consumer Cooperatives Web Ordering System<text:bookmark-end text:name="__RefHeading__1555_2128099895"/></text:p>
      <text:p text:style-name="P3"><text:bookmark-start text:name="__RefHeading__1557_2128099895"/>User Guide<text:bookmark-end text:name="__RefHeading__1557_2128099895"/></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text:a xlink:type="simple" xlink:href="#__RefHeading__1559_2128099895" text:style-name="Index_20_Link" text:visited-style-name="Index_20_Link">License<text:tab/>1</text:a></text:p>
          <text:p text:style-name="P9"><text:a xlink:type="simple" xlink:href="#__RefHeading__1561_2128099895" text:style-name="Index_20_Link" text:visited-style-name="Index_20_Link">Audience<text:tab/>2</text:a></text:p>
          <text:p text:style-name="P9"><text:a xlink:type="simple" xlink:href="#__RefHeading__1563_2128099895" text:style-name="Index_20_Link" text:visited-style-name="Index_20_Link">Getting Started<text:tab/>2</text:a></text:p>
          <text:p text:style-name="P9"><text:a xlink:type="simple" xlink:href="#__RefHeading__1565_2128099895" text:style-name="Index_20_Link" text:visited-style-name="Index_20_Link">Members Balance Model<text:tab/>3</text:a></text:p>
          <text:p text:style-name="P9"><text:a xlink:type="simple" xlink:href="#__RefHeading__1567_2128099895" text:style-name="Index_20_Link" text:visited-style-name="Index_20_Link">Products<text:tab/>3</text:a></text:p>
          <text:p text:style-name="P11"><text:a xlink:type="simple" xlink:href="#__RefHeading__1569_2128099895" text:style-name="Index_20_Link" text:visited-style-name="Index_20_Link">Descriptive fields<text:tab/>3</text:a></text:p>
          <text:p text:style-name="P11"><text:a xlink:type="simple" xlink:href="#__RefHeading__1571_2128099895" text:style-name="Index_20_Link" text:visited-style-name="Index_20_Link">Measure<text:tab/>3</text:a></text:p>
          <text:p text:style-name="P11"><text:a xlink:type="simple" xlink:href="#__RefHeading__1573_2128099895" text:style-name="Index_20_Link" text:visited-style-name="Index_20_Link">Burden<text:tab/>4</text:a></text:p>
          <text:p text:style-name="P11"><text:a xlink:type="simple" xlink:href="#__RefHeading__1575_2128099895" text:style-name="Index_20_Link" text:visited-style-name="Index_20_Link">Products Joining<text:tab/>4</text:a></text:p>
          <text:p text:style-name="P11"><text:a xlink:type="simple" xlink:href="#__RefHeading__1577_2128099895" text:style-name="Index_20_Link" text:visited-style-name="Index_20_Link">Pictures<text:tab/>5</text:a></text:p>
          <text:p text:style-name="P11"><text:a xlink:type="simple" xlink:href="#__RefHeading__1579_2128099895" text:style-name="Index_20_Link" text:visited-style-name="Index_20_Link">Pickup Locations<text:tab/>5</text:a></text:p>
          <text:p text:style-name="P11"><text:a xlink:type="simple" xlink:href="#__RefHeading__1581_2128099895" text:style-name="Index_20_Link" text:visited-style-name="Index_20_Link">Cashier<text:tab/>5</text:a></text:p>
          <text:p text:style-name="P9"><text:a xlink:type="simple" xlink:href="#__RefHeading__1583_2128099895" text:style-name="Index_20_Link" text:visited-style-name="Index_20_Link">Cooperative Orders<text:tab/>5</text:a></text:p>
          <text:p text:style-name="P11"><text:a xlink:type="simple" xlink:href="#__RefHeading__1585_2128099895" text:style-name="Index_20_Link" text:visited-style-name="Index_20_Link">Dates and Status<text:tab/>5</text:a></text:p>
          <text:p text:style-name="P11"><text:a xlink:type="simple" xlink:href="#__RefHeading__1587_2128099895" text:style-name="Index_20_Link" text:visited-style-name="Index_20_Link">Home Page Appearance<text:tab/>6</text:a></text:p>
          <text:p text:style-name="P11"><text:a xlink:type="simple" xlink:href="#__RefHeading__1589_2128099895" text:style-name="Index_20_Link" text:visited-style-name="Index_20_Link">Thresholds<text:tab/>6</text:a></text:p>
          <text:p text:style-name="P11"><text:a xlink:type="simple" xlink:href="#__RefHeading__1591_2128099895" text:style-name="Index_20_Link" text:visited-style-name="Index_20_Link">Cooperative Fee<text:tab/>6</text:a></text:p>
          <text:p text:style-name="P11"><text:a xlink:type="simple" xlink:href="#__RefHeading__1593_2128099895" text:style-name="Index_20_Link" text:visited-style-name="Index_20_Link">Cooperative Order Pickup Locations<text:tab/>6</text:a></text:p>
          <text:p text:style-name="P11"><text:a xlink:type="simple" xlink:href="#__RefHeading__1595_2128099895" text:style-name="Index_20_Link" text:visited-style-name="Index_20_Link">Cooperative Order Producers<text:tab/>7</text:a></text:p>
          <text:p text:style-name="P10"><text:a xlink:type="simple" xlink:href="#__RefHeading__1665_2128099895" text:style-name="Index_20_Link" text:visited-style-name="Index_20_Link">Delivery<text:tab/>7</text:a></text:p>
          <text:p text:style-name="P11"><text:a xlink:type="simple" xlink:href="#__RefHeading__1597_2128099895" text:style-name="Index_20_Link" text:visited-style-name="Index_20_Link">Cooperative Order Products<text:tab/>8</text:a></text:p>
          <text:p text:style-name="P11"><text:a xlink:type="simple" xlink:href="#__RefHeading__1599_2128099895" text:style-name="Index_20_Link" text:visited-style-name="Index_20_Link">Member Orders<text:tab/>8</text:a></text:p>
          <text:p text:style-name="P11"><text:a xlink:type="simple" xlink:href="#__RefHeading__1601_2128099895" text:style-name="Index_20_Link" text:visited-style-name="Index_20_Link">Cooperative Order Copy<text:tab/>9</text:a></text:p>
          <text:p text:style-name="P11"><text:a xlink:type="simple" xlink:href="#__RefHeading__1603_2128099895" text:style-name="Index_20_Link" text:visited-style-name="Index_20_Link">Finalizing<text:tab/>9</text:a></text:p>
          <text:p text:style-name="P10"><text:a xlink:type="simple" xlink:href="#__RefHeading__1667_2128099895" text:style-name="Index_20_Link" text:visited-style-name="Index_20_Link">Partial Orders<text:tab/>9</text:a></text:p>
          <text:p text:style-name="P10"><text:a xlink:type="simple" xlink:href="#__RefHeading__1669_2128099895" text:style-name="Index_20_Link" text:visited-style-name="Index_20_Link">Join Products<text:tab/>10</text:a></text:p>
          <text:p text:style-name="P10"><text:a xlink:type="simple" xlink:href="#__RefHeading__1671_2128099895" text:style-name="Index_20_Link" text:visited-style-name="Index_20_Link">Export Data<text:tab/>10</text:a></text:p>
          <text:p text:style-name="P10"><text:a xlink:type="simple" xlink:href="#__RefHeading__1673_2128099895" text:style-name="Index_20_Link" text:visited-style-name="Index_20_Link">Archiving a Cooperative Order (or Cancelling it)<text:tab/>11</text:a></text:p>
          <text:p text:style-name="P9"><text:a xlink:type="simple" xlink:href="#__RefHeading__1605_2128099895" text:style-name="Index_20_Link" text:visited-style-name="Index_20_Link">Member Roles<text:tab/>11</text:a></text:p>
          <text:p text:style-name="P11"><text:a xlink:type="simple" xlink:href="#__RefHeading__1901_2128099895" text:style-name="Index_20_Link" text:visited-style-name="Index_20_Link">Member <text:tab/>11</text:a></text:p>
          <text:p text:style-name="P11"><text:a xlink:type="simple" xlink:href="#__RefHeading__1903_2128099895" text:style-name="Index_20_Link" text:visited-style-name="Index_20_Link">System Administrator <text:tab/>11</text:a></text:p>
          <text:p text:style-name="P11"><text:a xlink:type="simple" xlink:href="#__RefHeading__1905_2128099895" text:style-name="Index_20_Link" text:visited-style-name="Index_20_Link">Cooperative Chief Coordinator <text:tab/>11</text:a></text:p>
          <text:p text:style-name="P11"><text:a xlink:type="simple" xlink:href="#__RefHeading__1907_2128099895" text:style-name="Index_20_Link" text:visited-style-name="Index_20_Link">Cooperative Order Coordinator <text:tab/>11</text:a></text:p>
          <text:p text:style-name="P11"><text:a xlink:type="simple" xlink:href="#__RefHeading__1909_2128099895" text:style-name="Index_20_Link" text:visited-style-name="Index_20_Link">Pickup Location Coordinator <text:tab/>12</text:a></text:p>
          <text:p text:style-name="P11"><text:a xlink:type="simple" xlink:href="#__RefHeading__1911_2128099895" text:style-name="Index_20_Link" text:visited-style-name="Index_20_Link">Producer <text:tab/>12</text:a></text:p>
          <text:p text:style-name="P11"><text:a xlink:type="simple" xlink:href="#__RefHeading__1913_2128099895" text:style-name="Index_20_Link" text:visited-style-name="Index_20_Link">Producer Coordinator<text:tab/>12</text:a></text:p>
          <text:p text:style-name="P9"><text:a xlink:type="simple" xlink:href="#__RefHeading__1607_2128099895" text:style-name="Index_20_Link" text:visited-style-name="Index_20_Link">Coordination<text:tab/>12</text:a></text:p>
        </text:index-body>
      </text:table-of-content>
      <text:h text:style-name="Heading_20_1" text:outline-level="1"><text:bookmark-start text:name="__RefHeading__1559_2128099895"/>License<text:bookmark-end text:name="__RefHeading__1559_2128099895"/></text:h>
      <text:p text:style-name="P2">HomeCoop is a free software, licensed under <text:a xlink:type="simple" xlink:href="http://www.gnu.org/copyleft/gpl.html">General Public License version 3</text:a>, written in PHP 5.3 using a MySQL 5.5 database.</text:p>
      <text:h text:style-name="Heading_20_1" text:outline-level="1"><text:bookmark-start text:name="__RefHeading__1561_2128099895"/><text:soft-page-break/>Audience<text:bookmark-end text:name="__RefHeading__1561_2128099895"/></text:h>
      <text:p text:style-name="P2">This document is written for a consumer cooperative coordinator who uses HomeCoop <text:s/>with administrative permissions <text:span text:style-name="T20">and for </text:span>cooperative order <text:span text:style-name="T20">coordinators</text:span>.</text:p>
      <text:h text:style-name="Heading_20_1" text:outline-level="1"><text:bookmark-start text:name="__RefHeading__1563_2128099895"/>Getting Started <text:span text:style-name="T21">with HomeCoop (fresh install)</text:span><text:bookmark-end text:name="__RefHeading__1563_2128099895"/></text:h>
      <text:p text:style-name="P2">When your installation of HomeCoop is complete, browsing to the website will lead you to the login page. <text:span text:style-name="T22">E</text:span>nter “admin” for the user name and “123456” for the password to login for the first time.</text:p>
      <text:p text:style-name="P2">Things you would like to do right away:</text:p>
      <text:list xml:id="list463926835532295681" text:style-name="L1">
        <text:list-item>
          <text:p text:style-name="P12">Go to Members-&gt;add a member for you, and in hir “Roles” add “System Administrator”. It is recommended to save the login name and password you have chosen in an <text:a xlink:type="simple" xlink:href="http://www.truecrypt.org/">encrypted</text:a> file. Logout and login again using your newly chosen login name and password. Go to Members-&gt; click on “admin” and delete it, so no one will be able to administer your website using its easy-to-guess and published (in this guide and the installation guide) login details.</text:p>
        </text:list-item>
        <text:list-item>
          <text:p text:style-name="P12">If bulk-insert of members (see the installation guide) was not used, fill in all the cooperative members manually.</text:p>
        </text:list-item>
        <text:list-item>
          <text:p text:style-name="P12">Go to Producers and fill in the name for each producer you work with. The value in “Export File Name” will be used in the spreadsheet file name for a producer cooperative order.</text:p>
        </text:list-item>
        <text:list-item>
          <text:p text:style-name="P12">Go to Products and fill in products details for the producers you entered. See the section on <text:span text:style-name="T1">Products</text:span> for details.</text:p>
        </text:list-item>
        <text:list-item>
          <text:p text:style-name="P12">Go to Pickup Locations and fill in the pickup locations of your cooperative. See the section on <text:span text:style-name="T1">Pickup Locations</text:span> for details.</text:p>
        </text:list-item>
        <text:list-item>
          <text:p text:style-name="P12">Create your first cooperative order in the <text:span text:style-name="T1">Cooperative Orders</text:span> screen.</text:p>
        </text:list-item>
        <text:list-item>
          <text:p text:style-name="P12">Set higher permissions for coordinating members. See the sections on <text:span text:style-name="T1">Member Roles</text:span> and <text:span text:style-name="T1">Coordination</text:span>.</text:p>
        </text:list-item>
        <text:list-item>
          <text:p text:style-name="P12">Send a personal email to each member with a link to the website, the member's login name and initial password. It is recommended not to send all the emails at once, so that time is given to gradually test the installation of HomeCoop and the web hosting performances.</text:p>
        </text:list-item>
      </text:list>
      <text:h text:style-name="P30" text:outline-level="1"><text:bookmark-start text:name="__RefHeading__1565_2128099895"/><text:soft-page-break/>Members Balance Model<text:bookmark-end text:name="__RefHeading__1565_2128099895"/></text:h>
      <text:p text:style-name="P8">HomeCoop is designed <text:span text:style-name="T25">by default</text:span> to support an organizational model in which there's no <text:s/>member fee for joining, but instead, each member must deposit money to guarantee hir orders. This money can be returned, once the member is no longer interested in the services of the cooperative. Only in the case of no pickup, does the cooperative take ownership of <text:span text:style-name="T23">some of </text:span>this money <text:span text:style-name="T24">as a compensation</text:span>. </text:p>
      <text:p text:style-name="P7"><text:span text:style-name="T3">This model, however, is only </text:span><text:span text:style-name="T11">the default option</text:span><text:span text:style-name="T3"> in HomeCoop. If the field </text:span><text:span text:style-name="T10">Payment Method </text:span><text:span text:style-name="T3">is set to “At Pickup” the given member </text:span><text:span text:style-name="T14">can order without any maximum or against real money deposited</text:span><text:span text:style-name="T3">. </text:span><text:span text:style-name="T13">Also, a member can have a virtual balance (effective in orders), </text:span><text:span text:style-name="T14">that enforces maximum order as for any member, but have</text:span><text:span text:style-name="T13"> </text:span><text:span text:style-name="T14">no</text:span><text:span text:style-name="T13"> real money deposited (the deposit</text:span><text:span text:style-name="T14">ed sum</text:span><text:span text:style-name="T13"> is stored in a separate field </text:span><text:span text:style-name="T14">than the effective balance</text:span><text:span text:style-name="T13">). </text:span><text:span text:style-name="T3">It is recommended <text:s/>to allow volunteering coordinators to pay only at pickup and without any </text:span><text:span text:style-name="T12">deposited</text:span><text:span text:style-name="T3"> balance – </text:span><text:span text:style-name="T14">either through virtual balance or through the “At Pickup” method</text:span><text:span text:style-name="T3">.</text:span></text:p>
      <text:p text:style-name="P7"><text:span text:style-name="T14">Soon enough </text:span><text:span text:style-name="T3">you'll find that you have too much cash than needed to pay for producers. </text:span><text:span text:style-name="T14">That is why as a default</text:span><text:span text:style-name="T3"> a small risk </text:span><text:span text:style-name="T14">ise set to be</text:span><text:span text:style-name="T3"> taken by specifying </text:span><text:span text:style-name="T10">Payment Method</text:span><text:span text:style-name="T3"> to “Up to Balance + % Extra” and setting </text:span><text:span text:style-name="T10">Percent Over Balance </text:span><text:span text:style-name="T3">to the percentage above the balance up to which members will be allowed to order.</text:span></text:p>
      <text:p text:style-name="P7"><text:span text:style-name="T3">The </text:span><text:span text:style-name="T10">Payment Method</text:span><text:span text:style-name="T3"> and </text:span><text:span text:style-name="T10">Percent Over Balance</text:span><text:span text:style-name="T3"> fields can also be overridden for a specific member order (in that order's header page), thus allowing you to be even more flexible with members sometimes.</text:span></text:p>
      <text:p text:style-name="P17"><text:span text:style-name="T35"><text:tab/>Another payment method that can be defined for a member is the “</text:span><text:span text:style-name="T2">Reduct from Balance</text:span><text:span text:style-name="T35">” payment method. When this method is used, members pay from their real balance and enjoy no over-the-balance max order amounts. Be careful to use or stop using this method when there are open orders for the member that the member updated before and after this change – this may cause miscalculations in the exported cooperative order spreadsheets.</text:span></text:p>
      <text:h text:style-name="Heading_20_1" text:outline-level="1"><text:bookmark-start text:name="__RefHeading__1567_2128099895"/>Products<text:bookmark-end text:name="__RefHeading__1567_2128099895"/></text:h>
      <text:list xml:id="list175005997582737" text:continue-numbering="true" text:style-name="L1">
        <text:list-header>
          <text:p text:style-name="P13">Home → Products → Add (plus sign)</text:p>
          <text:p text:style-name="P13">The product page offers several options to describe <text:span text:style-name="T26">the product</text:span> and its quality.</text:p>
        </text:list-header>
      </text:list>
      <text:h text:style-name="P31" text:outline-level="2"><text:bookmark-start text:name="__RefHeading__1569_2128099895"/><text:soft-page-break/>Descriptive fields<text:bookmark-end text:name="__RefHeading__1569_2128099895"/></text:h>
      <text:list xml:id="list175007251758131" text:continue-numbering="true" text:style-name="L1">
        <text:list-header>
          <text:p text:style-name="P13">The <text:span text:style-name="T1">Product Name</text:span> and <text:span text:style-name="T1">Details</text:span> fields are textual fields to describe the product. Note that sometimes it is better to include the weight/volume of the product in its name, and set its measure in <text:span text:style-name="T1">Items</text:span>, so that members can simply order 1, 2, 3 and so on of it, and not<text:span text:style-name="T1"> 230gr., 460gr., 690gr. a</text:span>nd so on. <text:span text:style-name="T1">Details</text:span> is a long text field (3000 chars) that will normally contain the product's specification.</text:p>
        </text:list-header>
      </text:list>
      <text:h text:style-name="P31" text:outline-level="2"><text:bookmark-start text:name="__RefHeading__1571_2128099895"/>Measure<text:bookmark-end text:name="__RefHeading__1571_2128099895"/></text:h>
      <text:list xml:id="list175005947805423" text:continue-numbering="true" text:style-name="L1">
        <text:list-header>
          <text:p text:style-name="P13">A product is measured first by its <text:span text:style-name="T1">Units</text:span> field, determining the measure method (weight, volume or quantity – and in what measuring unit). Notice that members will have to manually enter the amount in the units you specify here. If this is tiresome for a given product, simply define the product in <text:span text:style-name="T1">Units</text:span> = <text:span text:style-name="T1">Items</text:span>.</text:p>
          <text:p text:style-name="P13">The <text:span text:style-name="T1">Quantity</text:span> field describes how much of the selected unit the product contains. For </text:p>
          <text:p text:style-name="P13">example: 10 lb. When <text:span text:style-name="T1">Units</text:span> = <text:span text:style-name="T1">Items </text:span>it is read-only and set automatically to 1.</text:p>
        </text:list-header>
      </text:list>
      <text:p text:style-name="P5">Unit Interval <text:span text:style-name="T15">denotes in what gaps can one order from the product. For example, a product of 10 lb. With Unit Interval of 10 will come in 10 lb., 20 lb. When </text:span>Units<text:span text:style-name="T15"> = </text:span>Items <text:span text:style-name="T15">Unit Interval will normally be 1. Note that Unit Interval allows you to set p</text:span><text:bookmark-start text:name="__DdeLink__390_109893220"/><text:span text:style-name="T15">artial orders (see Finalizing section)</text:span><text:bookmark-end text:name="__DdeLink__390_109893220"/><text:span text:style-name="T15">.</text:span></text:p>
      <text:p text:style-name="P5">Package Size<text:span text:style-name="T15"> is the size (in Units) in which the product is delivered from the producer. Sometimes products come only in large packages. A consumer cooperative can allow </text:span><text:span text:style-name="T16">members</text:span><text:span text:style-name="T15"> to order only partial orders (see </text:span><text:bookmark-start text:name="__DdeLink__425_109893220"/><text:span text:style-name="T15">Finalizing</text:span><text:bookmark-end text:name="__DdeLink__425_109893220"/><text:span text:style-name="T15"> section), if </text:span><text:span text:style-name="T17">those </text:span><text:span text:style-name="T18">orders</text:span><text:span text:style-name="T15"> amount to a multiply of the package size.</text:span></text:p>
      <text:p text:style-name="P5">Items in Package<text:span text:style-name="T15">, </text:span>Item Unit<text:span text:style-name="T15"> and </text:span>Item Quantity<text:span text:style-name="T15"> are used in </text:span><text:span text:style-name="T19">conjunction</text:span><text:span text:style-name="T15"> in cases where you would like to show that a product is consisted of a few items. For example, 5X200oz. will appear as the product's size as a result of setting Item Unit to “Ounce”, Item Quantity to 200 and Items in Package to 5.</text:span></text:p>
      <text:h text:style-name="P31" text:outline-level="2"><text:bookmark-start text:name="__RefHeading__1573_2128099895"/>Burden<text:bookmark-end text:name="__RefHeading__1573_2128099895"/></text:h>
      <text:p text:style-name="P4">This field can be very useful in measuring how much exactly is a delivery burdening – the pickup location or the cooperative order (or both). In most cases you will want this field to measure volume – so the cooperative order will get automatically locked when <text:s/>your fridge's capacity has been reached. Score each product according to how much place it takes in your fridge. Use a common product as your “1” score, and score all the others as either 0.5 of it, twice (2) of it, and so on.</text:p>
      <text:h text:style-name="P31" text:outline-level="2"><text:bookmark-start text:name="__RefHeading__1575_2128099895"/><text:soft-page-break/>Products Joining<text:bookmark-end text:name="__RefHeading__1575_2128099895"/></text:h>
      <text:p text:style-name="P4">Sometimes a producer may offer better price for larger quantities of the same product. A consumer cooperative can add up some smaller orders and replace them with a larger cost-saving order. This is done in HomeCoop by clicking once the <text:span text:style-name="T1">Join Products</text:span> button in the cooperative order's <text:span text:style-name="T1">Member Orders</text:span> page. The process can also be reversed by clicking the <text:span text:style-name="T1">Unjoin Products</text:span> button. It is best to perform this operation after a cooperative order has been locked. See the section on <text:span text:style-name="T1">Finalizing</text:span>.</text:p>
      <text:p text:style-name="P21">To set Products Joining: set the <text:span text:style-name="T1">Join to Product </text:span>field in the smaller product to <text:span text:style-name="T27">be </text:span>the <text:span text:style-name="T27">value of the </text:span>larger product.</text:p>
      <text:h text:style-name="P31" text:outline-level="2"><text:bookmark-start text:name="__RefHeading__1577_2128099895"/>Pictures<text:bookmark-end text:name="__RefHeading__1577_2128099895"/></text:h>
      <text:p text:style-name="P4">Pictures upload requires write permissions on the uploadimg folder (see the installation guide).</text:p>
      <text:h text:style-name="Heading_20_2" text:outline-level="2"><text:bookmark-start text:name="__RefHeading__1579_2128099895"/>Pickup Locations<text:bookmark-end text:name="__RefHeading__1579_2128099895"/></text:h>
      <text:list xml:id="list175005597380510" text:continue-numbering="true" text:style-name="L1">
        <text:list-header>
          <text:p text:style-name="P13">Home → Pickup Locations → Add (plus sign)</text:p>
          <text:p text:style-name="P18"><text:span text:style-name="T10">Address </text:span><text:span text:style-name="T4">and</text:span><text:span text:style-name="T10"> Pickup Instructions </text:span><text:span text:style-name="T4">are displayed in the order screen, for all members. </text:span><text:span text:style-name="T10">Coordination Comments</text:span><text:span text:style-name="T4"> is only displayed in the pickup location page itself.</text:span></text:p>
          <text:p text:style-name="P13">The <text:span text:style-name="T1">Delivery Capacity</text:span> field of the pickup location defines how much “Burden” (see Products) can be put on the pickup location in terms of products ordered. In case of one pickup location per a cooperative order it is best to set the Delivery Capacity of the cooperative order to the exact same value as the pickup location's one. In this way the percentage that appears in the home page will actually reflect how much is the cooperative order full.</text:p>
        </text:list-header>
      </text:list>
      <text:h text:style-name="P33" text:outline-level="2"><text:span text:style-name="T28">Storage Areas</text:span></text:h>
      <text:list xml:id="list175006031324558" text:continue-numbering="true" text:style-name="L1">
        <text:list-header>
          <text:p text:style-name="P15">Consider a case <text:span text:style-name="T29">in which</text:span> some products go to the fridge and some products go to the freezer – <text:span text:style-name="T30">and you want to manage volume limits for both. In HomeCoop you can do that. The fridge and the freezer can be considered as different storage areas, defined in a certain pickup location – each with its own capacity. In the context of the cooperative order, each product will be assigned to a storage area. Initially, all products will be assigned to the pickup location default storage area, but that can be changed in the cooperative order product page. For each pickup location, a field is added in the cooperative order product page, where the storage area this product goes to is set. </text:span><text:soft-page-break/><text:span text:style-name="T30">This setting as many other settings, is copied every time you copy a cooperative order.</text:span></text:p>
          <text:p text:style-name="P14"/>
        </text:list-header>
      </text:list>
      <text:h text:style-name="Heading_20_2" text:outline-level="2"><text:bookmark-start text:name="__RefHeading__1581_2128099895"/>Cashier<text:bookmark-end text:name="__RefHeading__1581_2128099895"/></text:h>
      <text:list xml:id="list175006669510720" text:continue-numbering="true" text:style-name="L1">
        <text:list-header>
          <text:p text:style-name="P13">Assuming you use the <text:span text:style-name="T1">Members Balance Model </text:span>(see above), you can monitor the state of your cashier(s) by updating how much money the cooperative has in each of its pickup locations. If some of the money is not stored in a pickup location <text:span text:style-name="T31">but say, stored by a membership coordinator,</text:span> you can setup an inactive pickup location (Setting <text:span text:style-name="T1">Status</text:span> to Inactive). The page <text:span text:style-name="T1">Cashier Totals</text:span> will show you the total amount of money members have in their <text:span text:style-name="T32">real </text:span>balance (regardless of any over-balance permissions <text:span text:style-name="T33">or virtual balance</text:span>) against the amount in all the cashiers.</text:p>
        </text:list-header>
      </text:list>
      <text:h text:style-name="Heading_20_2" text:outline-level="2">Transactions</text:h>
      <text:list xml:id="list175006382656537" text:continue-numbering="true" text:style-name="L1">
        <text:list-header>
          <text:p text:style-name="P16">Transactions show you the history of changes in the amount of money of a real member's deposit or a pickup location ca<text:span text:style-name="T34">s</text:span>hier. </text:p>
          <text:p text:style-name="P16"><text:span text:style-name="T34">Transactions are only created indirectly – by either changing the member's real deposit or changing a pickup location cashier amount. In the member page, when you change the real balance and select a pickup location – upon save, a transaction that adds/removes money from both the member and the pickup location is created, and the pickup location cashier amount is updated accordingly. Transactions are also created in case of a “Reduct from Balance” member payment method.</text:span></text:p>
        </text:list-header>
      </text:list>
      <text:h text:style-name="Heading_20_1" text:outline-level="1"><text:bookmark-start text:name="__RefHeading__1583_2128099895"/>Cooperative Orders<text:bookmark-end text:name="__RefHeading__1583_2128099895"/></text:h>
      <text:list xml:id="list175006551657659" text:continue-numbering="true" text:style-name="L1">
        <text:list-header>
          <text:p text:style-name="P13">Home → Cooperative Orders → Add (plus sign)</text:p>
        </text:list-header>
      </text:list>
      <text:h text:style-name="Heading_20_2" text:outline-level="2"><text:bookmark-start text:name="__RefHeading__1585_2128099895"/>Dates and Status<text:bookmark-end text:name="__RefHeading__1585_2128099895"/></text:h>
      <text:p text:style-name="Text_20_body"><text:span text:style-name="T4">A cooperative order is open for member orders in the time between its </text:span><text:span text:style-name="T10">Opening</text:span><text:span text:style-name="T4"> and </text:span><text:span text:style-name="T10">Closing</text:span><text:span text:style-name="T4"> dates and times. It is only actually open when its </text:span><text:span text:style-name="T10">Status</text:span><text:span text:style-name="T4"> is also set to “Active”. </text:span><text:span text:style-name="T10">Delivery</text:span><text:span text:style-name="T4"> date is mainly an informative field, displayed to all members. The status text of the order is changed according to it from “Closed” to “Arrived” or “Arriving Today”.</text:span></text:p>
      <text:h text:style-name="P32" text:outline-level="2"><text:bookmark-start text:name="__RefHeading__1587_2128099895"/><text:soft-page-break/>Home Page Appearance<text:bookmark-end text:name="__RefHeading__1587_2128099895"/></text:h>
      <text:p text:style-name="Text_20_body"><text:span text:style-name="T4">Only in an “Active” or a “Locked” </text:span><text:span text:style-name="T10">Status</text:span><text:span text:style-name="T4"> does a cooperative order appear in the home page. Even then, only orders that has already started (according to their </text:span><text:span text:style-name="T10">Opening</text:span><text:span text:style-name="T4"> value) appear in this page.</text:span></text:p>
      <text:p text:style-name="Text_20_body"><text:span text:style-name="T4">Orders appear only for the duration that they are open (meaning </text:span><text:span text:style-name="T10">Closing</text:span><text:span text:style-name="T4"> time was not reached) – unless members participate in them. In </text:span><text:span text:style-name="T5">such </text:span><text:span text:style-name="T4">case, orders appear as long as the cooperative order is in </text:span><text:span text:style-name="T10">Status</text:span><text:span text:style-name="T4"> “Active” or “Locked”.</text:span></text:p>
      <text:h text:style-name="Heading_20_2" text:outline-level="2"><text:bookmark-start text:name="__RefHeading__1589_2128099895"/>Thresholds<text:bookmark-end text:name="__RefHeading__1589_2128099895"/></text:h>
      <text:p text:style-name="P22">The <text:span text:style-name="T1">Delivery Capacity</text:span> field defines how much “Burden” (see Products) can be put on the cooperative order in terms of products ordered. A cooperative order can also be more roughly limited by a maximum sum of total money in cooperative prices – by the <text:span text:style-name="T1">Max. Coop Total</text:span> field <text:span text:style-name="T36">or more accurately limited - by storage areas capacities.</text:span></text:p>
      <text:h text:style-name="Heading_20_2" text:outline-level="2"><text:bookmark-start text:name="__RefHeading__1591_2128099895"/>Cooperative Fee<text:bookmark-end text:name="__RefHeading__1591_2128099895"/></text:h>
      <text:p text:style-name="P6"><text:s text:c="3"/><text:tab/>You can also set a cooperative fee for the order, in three ways:</text:p>
      <text:list xml:id="list4764916066507156713" text:style-name="L2">
        <text:list-item>
          <text:p text:style-name="P19"><text:span text:style-name="T4">Setting a fixed sum of money any ordering member must pay in </text:span><text:span text:style-name="T10">Cooperative Fee</text:span><text:span text:style-name="T4">.</text:span></text:p>
        </text:list-item>
        <text:list-item>
          <text:p text:style-name="P19"><text:span text:style-name="T4">Adding to the first method, setting a (normally) reduced amount of money for smaller orders, by setting the maximum amount that defines such “small order” in </text:span><text:span text:style-name="T10">Small Order Limit</text:span><text:span text:style-name="T4">, and setting its fixed reduced amount in </text:span><text:span text:style-name="T10">Small Order Cooperative Fee</text:span><text:span text:style-name="T4">.</text:span></text:p>
        </text:list-item>
        <text:list-item>
          <text:p text:style-name="P19"><text:span text:style-name="T4">Simply setting a percentage in </text:span><text:span text:style-name="T10">% Cooperative Fee</text:span><text:span text:style-name="T4">. </text:span></text:p>
        </text:list-item>
      </text:list>
      <text:list xml:id="list3248936269649283687" text:style-name="L3">
        <text:list-header>
          <text:p text:style-name="P20">Note that if more than one method is used the methods <text:span text:style-name="T37">supplement</text:span> each other and not replace each other.</text:p>
        </text:list-header>
      </text:list>
      <text:h text:style-name="P32" text:outline-level="2"><text:bookmark-start text:name="__RefHeading__1593_2128099895"/>Cooperative Order Pickup Locations<text:bookmark-end text:name="__RefHeading__1593_2128099895"/></text:h>
      <text:p text:style-name="P8">A Cooperative Order → Pickup Locations → Add (plus sign)</text:p>
      <text:p text:style-name="Text_20_body"><text:span text:style-name="T4">Once you have setup the cooperative order header, it is time to move to define its Pickup Locations. Add the pickup location(s) that participate in this specific order. The pickup location's </text:span><text:span text:style-name="T10">Delivery Capacity</text:span><text:span text:style-name="T4"> will be automatically copied, and you can override this value for the specific cooperative order. Here you can also set a total money limit </text:span><text:soft-page-break/><text:span text:style-name="T4">for the pickup location in </text:span><text:span text:style-name="T10">Max. Coop Total‏</text:span><text:span text:style-name="T4"> </text:span><text:span text:style-name="T6">or limit the order according to storage areas.</text:span></text:p>
      <text:p text:style-name="P27">Saving the pickup location form will create a new <text:span text:style-name="T38">tab row</text:span> for the pickup location. <text:span text:style-name="T40">This</text:span> <text:span text:style-name="T39">tab's pages</text:span> show only data that is relevant to the pickup location. Only member orders are update-able through those <text:span text:style-name="T41">pages</text:span>. Products and Producers are only update-able at the cooperative order level (the topmost <text:span text:style-name="T42">tab </text:span>row).</text:p>
      <text:h text:style-name="Heading_20_2" text:outline-level="2"><text:bookmark-start text:name="__RefHeading__1595_2128099895"/>Cooperative Order Producers<text:bookmark-end text:name="__RefHeading__1595_2128099895"/></text:h>
      <text:p text:style-name="P8">A Cooperative Order → Producers → Add (plus sign)</text:p>
      <text:p text:style-name="Text_20_body"><text:span text:style-name="T4">Setting the producers that participate in the cooperative order is normally the last step before you can go back to the cooperative order header and activate it by setting its </text:span><text:span text:style-name="T10">Status</text:span><text:span text:style-name="T4"> to “Active” (and saving). Saving the form will result in copying all the products of the producer, allowing you to override some products table values (see Cooperative Order Products).</text:span></text:p>
      <text:h text:style-name="P35" text:outline-level="3"><text:bookmark-start text:name="__RefHeading__1665_2128099895"/>Delivery<text:bookmark-end text:name="__RefHeading__1665_2128099895"/></text:h>
      <text:p text:style-name="Text_20_body"><text:span text:style-name="T4">After you have selected a producer that participates in this order, you can also set delivery costs for it: either a fixed price (in </text:span><text:span text:style-name="T10">Fixed Delivery Fee</text:span><text:span text:style-name="T4">) or a percentage (in </text:span><text:span text:style-name="T10">% Delivery Fee</text:span><text:span text:style-name="T4">). </text:span><text:span text:style-name="T10">Min Delivery Fee</text:span><text:span text:style-name="T4"> and </text:span><text:span text:style-name="T10">Max Delivery Fee</text:span><text:span text:style-name="T4"> are fixed amounts that define the minimum and maximum thresholds for a percentage. If the percentage, multiplied by the producer total, is less then </text:span><text:span text:style-name="T10">Min Delivery Fee, </text:span><text:span text:style-name="T4">then</text:span><text:span text:style-name="T10"> Min Delivery Fee </text:span><text:span text:style-name="T4">is used. Otherwise, if the percentage, multiplied by the producer total, is less then </text:span><text:span text:style-name="T10">Max Delivery Fee, </text:span><text:span text:style-name="T4">then</text:span><text:span text:style-name="T10"> Max Delivery Fee </text:span><text:span text:style-name="T4">is used. If </text:span><text:span text:style-name="T10">Fixed Delivery Fee</text:span><text:span text:style-name="T4"> is defined, it overrides any other setting. </text:span><text:span text:style-name="T10">Min Delivery Fee </text:span><text:span text:style-name="T4">is also used when there's no value in</text:span><text:span text:style-name="T10"> % Delivery Fee. Max Delivery Fee </text:span><text:span text:style-name="T4">is ignored if there's no value in both</text:span><text:span text:style-name="T10"> % Delivery Fee </text:span><text:span text:style-name="T4">and</text:span><text:span text:style-name="T10"> Min Delivery Fee. </text:span><text:span text:style-name="T4">In summary, there's no adding up of values, just a hierarchy between them in this order:</text:span></text:p>
      <text:list xml:id="list6641685173553429529" text:style-name="L4">
        <text:list-item>
          <text:p text:style-name="P24">Fixed Delivery Fee</text:p>
        </text:list-item>
        <text:list-item>
          <text:p text:style-name="P23"><text:span text:style-name="T10">Min Delivery Fee, </text:span><text:span text:style-name="T4">if </text:span><text:span text:style-name="T10">% Delivery Fee </text:span><text:span text:style-name="T4">is empty or </text:span><text:bookmark-start text:name="__DdeLink__1214_2128099895"/><text:span text:style-name="T10">Producer Total‏</text:span><text:bookmark-end text:name="__DdeLink__1214_2128099895"/><text:span text:style-name="T4"> is too small</text:span></text:p>
        </text:list-item>
        <text:list-item>
          <text:p text:style-name="P23"><text:span text:style-name="T10">Max Delivery Fee, </text:span><text:span text:style-name="T4">if</text:span><text:span text:style-name="T10"> Producer Total‏</text:span><text:span text:style-name="T4"> is too big</text:span></text:p>
        </text:list-item>
        <text:list-item>
          <text:p text:style-name="P23"><text:span text:style-name="T10">% Delivery Fee </text:span><text:span text:style-name="T4">(multiplied by</text:span><text:span text:style-name="T10"> Producer Total‏</text:span><text:span text:style-name="T4">)</text:span></text:p>
        </text:list-item>
      </text:list>
      <text:p text:style-name="P8">Notice that when delivery sums are exported to spreadsheets the system does not take <text:soft-page-break/>into account a possible split in pickup locations in the same cooperative order, so the delivery total for the producer re-appears on each pickup location's spreadsheet. It is best to avoid such case, and instead to create separate cooperative order for each pickup location.</text:p>
      <text:h text:style-name="Heading_20_2" text:outline-level="2"><text:bookmark-start text:name="__RefHeading__1597_2128099895"/><text:bookmark-start text:name="__DdeLink__1208_2128099895"/>Cooperative Order Products<text:bookmark-end text:name="__RefHeading__1597_2128099895"/><text:bookmark-end text:name="__DdeLink__1208_2128099895"/></text:h>
      <text:p text:style-name="P8">A Cooperative Order → Products</text:p>
      <text:p text:style-name="P8">When a cooperative order product is created manually its values are copied from the products table. They can be overridden in the cooperative order product page for the specific cooperative order. To deactivate a product from a specific order, <text:span text:style-name="T43">change its status to inactive</text:span> A product can also be re-activated. Note that after member orders have been placed in a cooperative order, <text:span text:style-name="T44">deactivating</text:span> a product also deletes the corresponding order items in the member orders and updates totals accordingly.</text:p>
      <text:h text:style-name="Heading_20_2" text:outline-level="2"><text:bookmark-start text:name="__RefHeading__1599_2128099895"/>Member Orders<text:bookmark-end text:name="__RefHeading__1599_2128099895"/></text:h>
      <text:p text:style-name="P8">Member orders are either modified by the members themselves (from the home page), or by a coordinator, through the cooperative order Member Orders page or a specific pickup location's view of that cooperative order.</text:p>
      <text:p text:style-name="P8">When an order item is modified by a coordinator, the member can see the line modified, including its original quantity value, if exists.</text:p>
      <text:p text:style-name="P8">The column “Add” in the order items page allows members to specify “how high can they go” in a partial order. A partial order is an order when members can only order part of the product as it is provided by the producer (see more on the Finalizing section).</text:p>
      <text:p text:style-name="P8">Members can also leave comments in each order item or in the order's header. These comments are readable for coordinators from the Member Orders page.</text:p>
      <text:h text:style-name="Heading_20_2" text:outline-level="2"><text:bookmark-start text:name="__RefHeading__1601_2128099895"/>Cooperative Order Copy<text:bookmark-end text:name="__RefHeading__1601_2128099895"/></text:h>
      <text:p text:style-name="P8">Home → Copy Coop. Order → Copy</text:p>
      <text:p text:style-name="Text_20_body"><text:span text:style-name="T4">Instead of going through the above steps each time you have to setup an order, you can simply copy a previous order settings. The copy is done without member orders. </text:span><text:soft-page-break/><text:span text:style-name="T4">The field </text:span><text:span text:style-name="T10">Prices Source</text:span><text:span text:style-name="T4"> allows you to either take prices from the original (previous) order, which is the default, or directly from the products table.</text:span></text:p>
      <text:p text:style-name="P29"><text:span text:style-name="T4">Take note of the dates of the new order – these are the dates in which you'll need to take action – finalize an order or receive it.</text:span></text:p>
      <text:p text:style-name="Text_20_body"><text:span text:style-name="T7">Note that by default a</text:span><text:span text:style-name="T4">fter copying an order it will be created in “Draft” </text:span><text:span text:style-name="T10">Status. </text:span><text:span text:style-name="T7">You can</text:span><text:span text:style-name="T4"> set it to “Active” </text:span><text:span text:style-name="T10">Status</text:span><text:span text:style-name="T4"> </text:span><text:span text:style-name="T7">even before the copy, so it will be </text:span><text:span text:style-name="T8">appear </text:span><text:span text:style-name="T9">open</text:span><text:span text:style-name="T8"> in the home page</text:span><text:span text:style-name="T7"> immediately</text:span><text:span text:style-name="T4">.</text:span></text:p>
      <text:h text:style-name="P32" text:outline-level="2"><text:bookmark-start text:name="__RefHeading__1603_2128099895"/>Finalizing<text:bookmark-end text:name="__RefHeading__1603_2128099895"/></text:h>
      <text:p text:style-name="P8">Finalizing a cooperative order should be done when the <text:bookmark-start text:name="__DdeLink__1224_2128099895"/>cooperative order's<text:bookmark-end text:name="__DdeLink__1224_2128099895"/> end date has been reached, or, more actively, after setting its <text:span text:style-name="T1">Status</text:span> to “Locked” (and saving). <text:s/>Notice that reductions can also be made on a full cooperative order that is still open according to its dates and status.</text:p>
      <text:p text:style-name="P8">The process of finalizing a cooperative order consists of three phases:</text:p>
      <text:list xml:id="list6454687406594407314" text:style-name="L5">
        <text:list-item>
          <text:p text:style-name="P26">Check <text:span text:style-name="T1">Partial Orders </text:span><text:span text:style-name="T45">(if used)</text:span></text:p>
        </text:list-item>
        <text:list-item>
          <text:p text:style-name="P25"><text:bookmark-start text:name="__DdeLink__1430_2128099895"/><text:span text:style-name="T1">Join Products</text:span><text:bookmark-end text:name="__DdeLink__1430_2128099895"/> <text:span text:style-name="T45">(if used)</text:span></text:p>
        </text:list-item>
        <text:list-item>
          <text:p text:style-name="P25"><text:span text:style-name="T1">Export Data</text:span> into spreadsheets <text:span text:style-name="T47">(and email list)</text:span> and send <text:span text:style-name="T46">it </text:span>to producers and pickup location coordinators.</text:p>
        </text:list-item>
      </text:list>
      <text:h text:style-name="P36" text:outline-level="3"><text:bookmark-start text:name="__RefHeading__1667_2128099895"/>Partial Orders<text:bookmark-end text:name="__RefHeading__1667_2128099895"/></text:h>
      <text:p text:style-name="P8">A partial order is an order in which members can only order part of the whole product as it is provided by the producer. The ability to make partial orders is activated in the <text:span text:style-name="T1">Product</text:span>'s page (see the section on <text:span text:style-name="T1">Products</text:span>). Once you have activated partial orders for a given product you may want to check if the orders add up to whole package sizes. For this, go to the cooperative order's <text:span text:style-name="T1">Products</text:span> page. The column <text:span text:style-name="T1">Quantity </text:span>will have red cells for each product that doesn't have whole package sizes. Furthermore, clicking on this <text:span text:style-name="T48">red number</text:span> will lead you to a pop-up Partial Orders page.</text:p>
      <text:p text:style-name="P8">This pop-up page only makes a suggestion how to correct the problem. You must make the actual changes in the members orders manually. <text:span text:style-name="T49">You</text:span> may succeed in doing so if members entered values in the <text:span text:style-name="T1">Add</text:span> field of the order items page. The suggestion is first to add products to those who ordered last. The pop-up also provides useful <text:soft-page-break/>links to the members orders – navigating in the underlying window to those orders while leaving the Partial Orders page open on the separate pop-up page.</text:p>
      <text:p text:style-name="P8">If this method did not help you, you may want to contact the members and ask them what to do – <text:span text:style-name="T50">or, more simply, cancel the latest orders</text:span>. Each member order header contains the email addresses of that member. If you wish to send an email to all ordering members of specific product(s): In the cooperative order's <text:span text:style-name="T1">Export Data</text:span> page select the option “E-mails of Specific Products' Ordering Members”. Mark the products that has a partial orders issue, and the <text:span text:style-name="T1">Display List</text:span> button will show you the e-mail addresses of those who ordered them.</text:p>
      <text:p text:style-name="P8">Notice that the problem of Partial Orders takes even a bitter turn when there is more then one pickup location in the same cooperative order. It is best to avoid such case, and instead, to create a separate cooperative order for each pickup location.</text:p>
      <text:h text:style-name="Heading_20_3" text:outline-level="3"><text:bookmark-start text:name="__RefHeading__1669_2128099895"/>Join Products<text:bookmark-end text:name="__RefHeading__1669_2128099895"/></text:h>
      <text:p text:style-name="P8">If you used <text:span text:style-name="T1">Products Joining</text:span> (see the sub-section in <text:span text:style-name="T1">Products</text:span> above), when finalizing a cooperative order go to its <text:span text:style-name="T1">Member Orders</text:span> page and click the <text:span text:style-name="T1">Join Products</text:span> button. The system will tell you if joining was done and on which member orders. Joining products will reduce both producer and cooperative prices, thus saving money to the cooperative members. In the exported spreadsheet for the pickup location it would still appear that the member has ordered the small size ze actually ordered, but with less money to pay for it, while in the producer's spreadsheet it would only appear that larger products were ordered.</text:p>
      <text:p text:style-name="P8">Notice that products joining does not take into account a possible split in pickup locations in the same cooperative order. It is best to avoid such case, and instead, to create a separate cooperative order for each pickup location.</text:p>
      <text:h text:style-name="Heading_20_3" text:outline-level="3"><text:bookmark-start text:name="__RefHeading__1671_2128099895"/>Export Data<text:bookmark-end text:name="__RefHeading__1671_2128099895"/></text:h>
      <text:p text:style-name="P8">After the cooperative order has been locked and partial orders and products joining have been handled, it is time to export the data using the cooperative order's Export Data page – and send it to the producers and pickup locations coordinators.</text:p>
      <text:p text:style-name="P8">This page also offers export of all the emails in of ordering members, or in relation to <text:s/>specific producer/product(s)/pickup location.</text:p>
      <text:p text:style-name="P8"><text:soft-page-break/>Simply select the <text:span text:style-name="T1">Data Set</text:span> that suits you the most.</text:p>
      <text:h text:style-name="Heading_20_3" text:outline-level="3"><text:bookmark-start text:name="__RefHeading__1673_2128099895"/>Archiving a Cooperative Order (or Cancelling it)<text:bookmark-end text:name="__RefHeading__1673_2128099895"/></text:h>
      <text:p text:style-name="P8">When you wish that a cooperative order won't appear any more in the home page, since all members already got their goods – it is time to archive it. Go to the cooperative order header, change the <text:span text:style-name="T1">Status</text:span> to <text:span text:style-name="T1">Closed</text:span> and save.</text:p>
      <text:p text:style-name="P8">If for some reason, the cooperative order was <text:span text:style-name="T51">cancelled</text:span>, change the <text:span text:style-name="T1">Status</text:span> to <text:span text:style-name="T1">Cancelled </text:span>and save.</text:p>
      <text:h text:style-name="Heading_20_1" text:outline-level="1"><text:bookmark-start text:name="__RefHeading__1605_2128099895"/>Member Roles<text:bookmark-end text:name="__RefHeading__1605_2128099895"/></text:h>
      <text:p text:style-name="P8">HomeCoop comes with the following predefined member roles. A member can have more then one role. Roles only add permissions, so if a member is both a Pickup Location Coordinator and a System Administrator ze will enjoy the full permissions of a system administrator and the more restricted set of permissions of the Pickup Location Coordinator will be ignored.</text:p>
      <text:h text:style-name="Heading_20_2" text:outline-level="2"><text:bookmark-start text:name="__RefHeading__1901_2128099895"/>Member<text:tab/> <text:bookmark-end text:name="__RefHeading__1901_2128099895"/></text:h>
      <text:p text:style-name="Text_20_body">The regular member role, with permissions to view or modify only one's own orders.</text:p>
      <text:h text:style-name="Heading_20_2" text:outline-level="2"><text:bookmark-start text:name="__RefHeading__1903_2128099895"/>System Administrator<text:tab/> <text:bookmark-end text:name="__RefHeading__1903_2128099895"/></text:h>
      <text:p text:style-name="Text_20_body">Full permissions.</text:p>
      <text:h text:style-name="Heading_20_2" text:outline-level="2"><text:bookmark-start text:name="__RefHeading__1905_2128099895"/>Cooperative Chief Coordinator<text:tab/> <text:bookmark-end text:name="__RefHeading__1905_2128099895"/></text:h>
      <text:p text:style-name="Text_20_body">Almost full permissions, except, notably the permission to set other people's roles. Still, it is possible with this role to create new regular members (with the Member role) and to either <text:span text:style-name="T1">Remove Permissions</text:span> to regular members or <text:span text:style-name="T1">Restore Permissions</text:span> to members without permissions.</text:p>
      <text:h text:style-name="Heading_20_2" text:outline-level="2"><text:bookmark-start text:name="__RefHeading__1907_2128099895"/>Cooperative Order Coordinator<text:tab/> <text:bookmark-end text:name="__RefHeading__1907_2128099895"/></text:h>
      <text:p text:style-name="Text_20_body">A full permission to handle a cooperative order cycle, providing the member was set as a coordinator of that order (see Coordination below).</text:p>
      <text:h text:style-name="Heading_20_2" text:outline-level="2"><text:bookmark-start text:name="__RefHeading__1909_2128099895"/><text:soft-page-break/>Pickup Location Coordinator<text:tab/> <text:bookmark-end text:name="__RefHeading__1909_2128099895"/></text:h>
      <text:p text:style-name="Text_20_body">Permissions to edit/view data related to pickup locations that the member was set as a coordinator of (see Coordination below) - in a <text:span text:style-name="T1">Cooperative Order</text:span>. Permission to edit such <text:span text:style-name="T1">Pickup Locations.</text:span></text:p>
      <text:h text:style-name="P34" text:outline-level="2">Membership Coordinator</text:h>
      <text:p text:style-name="P7">Permissions to edit/view all pickup locations and members. This role can be used to monitor the cooperative cashier(s).</text:p>
      <text:h text:style-name="Heading_20_2" text:outline-level="2"><text:bookmark-start text:name="__RefHeading__1911_2128099895"/>Producer<text:tab/><text:bookmark-end text:name="__RefHeading__1911_2128099895"/></text:h>
      <text:p text:style-name="Text_20_body">View only user – able to see (and export) only summaries of producers the member with this role was set as coordinator of (see Coordination below) and not any member data. </text:p>
      <text:h text:style-name="Heading_20_2" text:outline-level="2"><text:bookmark-start text:name="__RefHeading__1913_2128099895"/>Producer Coordinator<text:bookmark-end text:name="__RefHeading__1913_2128099895"/></text:h>
      <text:p text:style-name="Text_20_body">Like Cooperative Order Coordinator, but also with permissions to update products and producers data – providing the member was set as their coordinator (see Coordination below).</text:p>
      <text:h text:style-name="Heading_20_1" text:outline-level="1"><text:bookmark-start text:name="__RefHeading__1607_2128099895"/>Coordination<text:bookmark-end text:name="__RefHeading__1607_2128099895"/></text:h>
      <text:p text:style-name="Text_20_body">Permissions to cooperative orders, pickup locations and producers may be given per record, thus ensuring coordinators don't interfere in each other's work. Each grid of these <text:span text:style-name="T53">entities</text:span>, as well as the topmost <text:span text:style-name="T52">tab</text:span> row of the cooperative order, have a <text:span text:style-name="T1">Coordination</text:span> link.</text:p>
      <text:p text:style-name="Text_20_body">In this page you can create groups of <text:span text:style-name="T55">coordinators</text:span> that are responsible and thus have access to a given cooperative order, pickup location or producer. </text:p>
      <text:p text:style-name="Text_20_body">You can also reuse the same group you once created for different records (changing the selected radio button).</text:p>
      <text:p text:style-name="Text_20_body">The <text:span text:style-name="T1">Is Contact Person</text:span> field is used in the order page to display names and emails of the members to contact in regard to the selected pickup location or the entire cooperative order. They are called in the order page “<text:span text:style-name="T1">Order Coordinator(s)‏</text:span>” and <text:soft-page-break/>“<text:span text:style-name="T1">Pickup Location Coordinator(s)‏</text:span>”.</text:p>
      <text:p text:style-name="Text_20_body">Whenever a member with a record-level permission creates a producer, a pickup location or a cooperative order, Coordination is automatically set for the created record with the creator as sole coordinator.</text:p>
      <text:p text:style-name="Text_20_body">The <text:span text:style-name="T1">Cooperative Order Copy</text:span> function also copies Coordination from the source to the newly created order, <text:span text:style-name="T55">so these settings are only done once per a cooperative order succession.</text:span></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Loma1" svg:font-family="Loma" style:font-pitch="variable"/>
    <style:font-face style:name="Loma" svg:font-family="Loma" style:font-adornments="Boo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name="Loma" fo:font-family="Loma" style:font-style-name="Book" style:font-pitch="variable" style:font-size-asian="10.5pt" style:font-name-complex="Loma" style:font-family-complex="Loma" style:font-style-name-complex="Book" style:font-pitch-complex="variabl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20%" fo:font-weight="bold" style:font-size-asian="115%" style:font-weight-asian="bold" style:font-size-complex="120%"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normal" style:font-size-asian="14pt" style:font-style-asian="italic" style:font-weight-asian="bold" style:font-size-complex="16pt" style:font-style-complex="normal" style:font-weight-complex="normal"/>
    </style:style>
    <style:style style:name="Heading_20_3" style:display-name="Heading 3" style:family="paragraph" style:parent-style-name="Heading" style:next-style-name="Text_20_body" style:default-outline-level="3" style:class="text">
      <style:text-properties fo:font-size="14pt" fo:font-weight="normal" style:font-size-asian="14pt" style:font-weight-asian="bold" style:font-size-complex="14pt" style:font-weight-complex="normal"/>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page-number text:select-page="current">14</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meta:initial-creator>ayala </meta:initial-creator>
    <meta:creation-date>2012-03-03T10:08:31</meta:creation-date>
    <dc:creator>ayala </dc:creator>
    <dc:date>2015-04-15T17:50:05.012029365</dc:date>
    <meta:editing-cycles>1005</meta:editing-cycles>
    <meta:editing-duration>P1DT5H38M32S</meta:editing-duration>
    <meta:document-statistic meta:table-count="0" meta:image-count="0" meta:object-count="0" meta:page-count="14" meta:paragraph-count="181" meta:word-count="4071" meta:character-count="23975" meta:non-whitespace-character-count="20067"/>
    <meta:user-defined meta:name="Info 1"/>
    <meta:user-defined meta:name="Info 2"/>
    <meta:user-defined meta:name="Info 3"/>
    <meta:user-defined meta:name="Info 4"/>
  </office:meta>
</office:document-meta>
</file>